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1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" svg:font-family="'Courier New'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2">
      <style:table-properties style:width="18.002cm" style:writing-mode="lr-tb" table:align="margins"/>
    </style:style>
    <style:style style:family="table-column" style:name="Tableau2.A">
      <style:table-column-properties style:column-width="18.002cm" style:rel-column-width="65535*"/>
    </style:style>
    <style:style style:family="table-cell" style:name="Tableau2.A1">
      <style:table-cell-properties fo:background-color="#e6e6e6" fo:border="0.05pt solid #000000" fo:padding="0.097cm">
        <style:background-image/>
      </style:table-cell-properties>
    </style:style>
    <style:style style:family="table" style:name="Tableau4">
      <style:table-properties style:width="9.999cm" style:writing-mode="lr-tb" table:align="center"/>
    </style:style>
    <style:style style:family="table-column" style:name="Tableau4.A">
      <style:table-column-properties style:column-width="9.999cm"/>
    </style:style>
    <style:style style:family="table-cell" style:name="Tableau4.A1">
      <style:table-cell-properties fo:background-color="transparent" fo:border="0.05pt solid #000000" fo:padding="0.097cm">
        <style:background-image/>
      </style:table-cell-properties>
    </style:style>
    <style:style style:family="table" style:name="Tableau5">
      <style:table-properties fo:break-before="page" fo:keep-with-next="always" style:width="18.002cm" style:writing-mode="lr-tb" table:align="margins"/>
    </style:style>
    <style:style style:family="table-column" style:name="Tableau5.A">
      <style:table-column-properties style:column-width="18.002cm" style:rel-column-width="65535*"/>
    </style:style>
    <style:style style:family="table-row" style:name="Tableau5.1">
      <style:table-row-properties style:min-row-height="25cm"/>
    </style:style>
    <style:style style:family="table-cell" style:name="Tableau5.A1">
      <style:table-cell-properties fo:border="none" fo:padding="0cm"/>
    </style:style>
    <style:style style:family="table" style:name="Tableau6">
      <style:table-properties style:width="18.002cm" style:writing-mode="lr-tb" table:align="margins"/>
    </style:style>
    <style:style style:family="table-column" style:name="Tableau6.A">
      <style:table-column-properties style:column-width="18.002cm" style:rel-column-width="65535*"/>
    </style:style>
    <style:style style:family="table-row" style:name="Tableau6.1">
      <style:table-row-properties fo:keep-together="always" style:min-row-height="25.7cm"/>
    </style:style>
    <style:style style:family="table-cell" style:name="Tableau6.A1">
      <style:table-cell-properties fo:border="none" fo:padding="0.03cm"/>
    </style:style>
    <style:style style:family="table" style:name="Tableau3">
      <style:table-properties style:width="18.002cm" style:writing-mode="lr-tb" table:align="margins"/>
    </style:style>
    <style:style style:family="table-column" style:name="Tableau3.A">
      <style:table-column-properties style:column-width="18.002cm" style:rel-column-width="65535*"/>
    </style:style>
    <style:style style:family="table-cell" style:name="Tableau3.A1">
      <style:table-cell-properties fo:background-color="transparent" fo:border="none" fo:padding="0.097cm">
        <style:background-image/>
      </style:table-cell-properties>
    </style:style>
    <style:style style:family="table" style:name="Tableau7">
      <style:table-properties fo:break-before="page" fo:keep-with-next="always" style:width="17.808cm" style:writing-mode="lr-tb" table:align="margins"/>
    </style:style>
    <style:style style:family="table-column" style:name="Tableau7.A">
      <style:table-column-properties style:column-width="17.808cm" style:rel-column-width="65535*"/>
    </style:style>
    <style:style style:family="table-row" style:name="Tableau7.1">
      <style:table-row-properties style:min-row-height="25cm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7.808cm" style:writing-mode="lr-tb" table:align="margins"/>
    </style:style>
    <style:style style:family="table-column" style:name="Tableau8.A">
      <style:table-column-properties style:column-width="17.808cm" style:rel-column-width="65535*"/>
    </style:style>
    <style:style style:family="table-row" style:name="Tableau8.1">
      <style:table-row-properties fo:keep-together="always" style:min-row-height="25.7cm"/>
    </style:style>
    <style:style style:family="table-cell" style:name="Tableau8.A1">
      <style:table-cell-properties fo:border="none" fo:padding="0.03cm"/>
    </style:style>
    <style:style style:family="paragraph" style:name="P1" style:parent-style-name="Standard">
      <style:text-properties fo:font-style="normal" style:font-style-asian="normal" style:font-style-complex="normal" style:use-window-font-color="true"/>
    </style:style>
    <style:style style:family="paragraph" style:name="P2" style:parent-style-name="Footer">
      <style:paragraph-properties fo:border-bottom="none" fo:border-left="none" fo:border-right="none" fo:border-top="0.51pt solid #808080" fo:padding-bottom="0cm" fo:padding-left="0cm" fo:padding-right="0cm" fo:padding-top="0.035cm"/>
      <style:text-properties fo:country="US" fo:font-size="6pt" fo:font-weight="bold" fo:language="en" style:font-size-asian="5.25pt" style:font-size-complex="6pt" style:font-weight-asian="bold"/>
    </style:style>
    <style:style style:family="paragraph" style:name="P3" style:parent-style-name="Footer">
      <style:paragraph-properties style:snap-to-layout-grid="false"/>
    </style:style>
    <style:style style:family="paragraph" style:name="P4" style:parent-style-name="Footer">
      <style:paragraph-properties fo:text-align="center" style:justify-single-word="false" style:snap-to-layout-grid="false"/>
      <style:text-properties fo:country="none" fo:language="zxx"/>
    </style:style>
    <style:style style:family="paragraph" style:name="P5" style:parent-style-name="Footer">
      <style:paragraph-properties fo:text-align="end" style:justify-single-word="false" style:snap-to-layout-grid="false"/>
    </style:style>
    <style:style style:family="paragraph" style:name="P6" style:parent-style-name="Footer">
      <style:text-properties fo:country="BE" fo:language="fr"/>
    </style:style>
    <style:style style:family="paragraph" style:name="P7" style:parent-style-name="Standard">
      <style:text-properties style:use-window-font-color="true"/>
    </style:style>
    <style:style style:family="paragraph" style:name="P8" style:parent-style-name="Standard">
      <style:text-properties fo:font-style="normal" style:font-style-asian="normal" style:font-style-complex="normal" style:use-window-font-color="true"/>
    </style:style>
    <style:style style:family="paragraph" style:name="P9" style:parent-style-name="Standard">
      <style:text-properties fo:font-style="normal" style:font-style-asian="normal" style:font-style-complex="normal" style:text-underline-color="font-color" style:text-underline-style="solid" style:text-underline-width="auto" style:use-window-font-color="true"/>
    </style:style>
    <style:style style:family="paragraph" style:name="P10" style:parent-style-name="Standard">
      <style:text-properties fo:font-style="italic" style:font-style-asian="italic" style:font-style-complex="italic" style:use-window-font-color="true"/>
    </style:style>
    <style:style style:family="paragraph" style:name="P11" style:parent-style-name="Standard">
      <style:paragraph-properties fo:text-align="center" style:justify-single-word="false"/>
      <style:text-properties fo:font-size="14pt" fo:font-style="normal" style:font-size-asian="14pt" style:font-size-complex="14pt" style:font-style-asian="normal" style:font-style-complex="normal" style:use-window-font-color="true"/>
    </style:style>
    <style:style style:family="paragraph" style:name="P12" style:parent-style-name="Standard">
      <style:text-properties style:text-underline-style="none" style:use-window-font-color="true"/>
    </style:style>
    <style:style style:family="paragraph" style:name="P13" style:parent-style-name="Standard">
      <style:text-properties fo:font-weight="normal" style:font-weight-asian="normal" style:font-weight-complex="normal" style:text-underline-style="none" style:use-window-font-color="true"/>
    </style:style>
    <style:style style:family="paragraph" style:name="P14" style:parent-style-name="Standard">
      <style:text-properties fo:font-size="6pt" style:font-size-asian="5.25pt" style:font-size-complex="6pt" style:use-window-font-color="true"/>
    </style:style>
    <style:style style:family="paragraph" style:name="P15" style:parent-style-name="Standard">
      <style:text-properties fo:font-weight="normal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16" style:parent-style-name="Standard">
      <style:text-properties fo:country="BE" fo:font-weight="bold" fo:language="fr" style:font-weight-asian="bold" style:font-weight-complex="bold"/>
    </style:style>
    <style:style style:family="paragraph" style:name="P17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name="P18" style:parent-style-name="Table_20_Contents">
      <style:paragraph-properties fo:text-align="center" style:justify-single-word="false"/>
      <style:text-properties fo:color="#000000" fo:font-size="14pt" fo:font-weight="bold" style:font-size-asian="14pt" style:font-size-complex="14pt" style:font-weight-asian="bold" style:font-weight-complex="bold"/>
    </style:style>
    <style:style style:family="paragraph" style:name="P19" style:parent-style-name="Table_20_Contents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paragraph" style:name="P20" style:parent-style-name="Text_20_body">
      <style:paragraph-properties fo:text-align="center" style:justify-single-word="false"/>
    </style:style>
    <style:style style:family="paragraph" style:name="P21" style:parent-style-name="SubTitle">
      <style:text-properties style:use-window-font-color="true"/>
    </style:style>
    <style:style style:family="paragraph" style:master-page-name="" style:name="P22" style:parent-style-name="Standard">
      <style:paragraph-properties fo:break-after="auto" fo:break-before="auto" style:page-number="auto"/>
      <style:text-properties fo:font-size="6pt" style:font-size-asian="5.25pt" style:font-size-complex="6pt" style:use-window-font-color="true"/>
    </style:style>
    <style:style style:family="paragraph" style:name="P23" style:parent-style-name="Ttire_5f_bordures_5f_haut_5f_bas">
      <style:text-properties fo:font-size="11pt" officeooo:paragraph-rsid="000e629a" style:font-size-asian="11pt" style:font-size-complex="11pt"/>
    </style:style>
    <style:style style:family="paragraph" style:name="P24" style:parent-style-name="Standard">
      <style:text-properties fo:font-style="normal" style:font-style-asian="normal" style:font-style-complex="normal" style:use-window-font-color="true"/>
    </style:style>
    <style:style style:family="paragraph" style:master-page-name="Standard" style:name="P25" style:parent-style-name="Text_20_body">
      <style:paragraph-properties style:page-number="auto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color="#808080" style:text-underline-style="none"/>
    </style:style>
    <style:style style:family="text" style:name="T2">
      <style:text-properties fo:country="US" fo:language="en"/>
    </style:style>
    <style:style style:family="text" style:name="T3">
      <style:text-properties fo:country="BE" fo:language="fr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font-weight="normal" style:font-weight-asian="normal" style:font-weight-complex="normal" style:use-window-font-color="tru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1pt" style:font-size-asian="11pt" style:font-size-complex="11pt"/>
    </style:style>
    <style:style style:family="text" style:name="T8">
      <style:text-properties officeooo:rsid="000ff752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font-weight="normal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pply-design-mode="false" form:automatic-focus="false"/>
      <text:tracked-changes text:track-changes="false">
        <text:changed-region text:id="ct65844160" xml:id="ct658441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text:id="ct67059504" xml:id="ct6705950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text:id="ct65799104" xml:id="ct6579910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text:id="ct65378944" xml:id="ct6537894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65830448" xml:id="ct6583044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text:id="ct65952656" xml:id="ct65952656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text:id="ct66169776" xml:id="ct6616977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text:id="ct65829760" xml:id="ct6582976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text:id="ct65694624" xml:id="ct6569462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text:id="ct66029520" xml:id="ct6602952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text:id="ct65681280" xml:id="ct6568128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text:id="ct65590784" xml:id="ct6559078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text:id="ct65776848" xml:id="ct6577684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text:id="ct66821920" xml:id="ct6682192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text:id="ct65837936" xml:id="ct6583793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text:id="ct65155808" xml:id="ct651558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text:id="ct65330912" xml:id="ct6533091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text:id="ct65547664" xml:id="ct65547664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text:id="ct67900896" xml:id="ct6790089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text:id="ct67677536" xml:id="ct67677536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office:value-type="string" table:style-name="Tableau4.A1">
            <text:p text:style-name="P17">Séance du <text:change-start text:change-id="ct65844160"/>self.Title()<text:change-end text:change-id="ct658441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67059504"/></text:p>
      <text:p text:style-name="P11"><text:line-break/>ORDRE DU JOUR</text:p>
      <text:p text:style-name="P10"/>
      <text:section text:name="Item" text:style-name="Sect1">
        <text:p text:style-name="P23"><office:annotation><dc:date>2007-09-24T00:00:00</dc:date><text:p>do section- for item in self.getItems(uids=itemUids, list_types=['normal'], ordered=True)</text:p></office:annotation><text:change-start text:change-id="ct65799104"/>item.getItemNumber(relativeTo='meeting', <text:span text:style-name="T8">for_display=True</text:span>)<text:change-end text:change-id="ct65799104"/>. <text:change-start text:change-id="ct65378944"/>item.Title()<text:change-end text:change-id="ct65378944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<text:p text:style-name="P13"/>
        <text:p text:style-name="P15">Projet de délibération :</text:p>
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12"><text:span text:style-name="T4">Nombre d'annexes :</text:span> <text:change-start text:change-id="ct65830448"/><text:span text:style-name="T6">len(IAnnexable(item).getAnnexesToPrint())</text:span><text:change-end text:change-id="ct65830448"/></text:p>
        <table:table table:name="Tableau5" table:style-name="Tableau5">
          <table:table-column table:style-name="Tableau5.A"/>
          <table:table-row table:style-name="Tableau5.1">
            <table:table-cell office:value-type="string" table:style-name="Tableau5.A1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office:value-type="string" table:style-name="Tableau6.A1">
                    <text:p text:style-name="P19"><text:change-start text:change-id="ct65952656"/>annex['title']<text:change-end text:change-id="ct65952656"/> (Point n°<text:change-start text:change-id="ct66169776"/>item.getItemNumber(<text:span text:style-name="T7">relativeTo='meeting'</text:span>)<text:change-end text:change-id="ct66169776"/>, Annexe <text:change-start text:change-id="ct65829760"/>annex['number']<text:change-end text:change-id="ct65829760"/>/<text:change-start text:change-id="ct65694624"/><text:span text:style-name="T5">len(IAnnexable(item).getAnnexesToPrint())</text:span><text:change-end text:change-id="ct65694624"/>, page <text:change-start text:change-id="ct66029520"/>image['number']<text:change-end text:change-id="ct66029520"/>/<text:change-start text:change-id="ct65681280"/>annex['number_of_images']<text:change-end text:change-id="ct65681280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name="LateItems" text:style-name="Sect1">
        <text:p text:style-name="P21"><text:soft-page-break/><office:annotation><dc:date>2007-10-31T00:00:00</dc:date><text:p><text:span text:style-name="T13">do section- if self.getItems(uids=itemUids, list_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office:value-type="string" table:style-name="Tableau3.A1">
              <text:p text:style-name="P23"><office:annotation><dc:date>2007-10-31T00:00:00</dc:date><text:p><text:span text:style-name="T13">do table- for item in self.getItems(uids=itemUids, list_types=['late'], ordered=True)</text:span></text:p></office:annotation><text:change-start text:change-id="ct65590784"/>item.getItemNumber(relativeTo='meeting', <text:span text:style-name="T8">for_display=True</text:span>)<text:change-end text:change-id="ct65590784"/>. <text:change-start text:change-id="ct65776848"/>item.Title()<text:change-end text:change-id="ct6577684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2"><text:span text:style-name="T4">Nombre d'annexes :</text:span> <text:change-start text:change-id="ct66821920"/><text:span text:style-name="T6">len(IAnnexable(item).getAnnexesToPrint())</text:span><text:change-end text:change-id="ct66821920"/></text:p>
              <table:table table:name="Tableau7" table:style-name="Tableau7">
                <table:table-column table:style-name="Tableau7.A"/>
                <table:table-row table:style-name="Tableau7.1">
                  <table:table-cell office:value-type="string" table:style-name="Tableau7.A1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office:value-type="string" table:style-name="Tableau8.A1">
                          <text:p text:style-name="P19"><text:change-start text:change-id="ct65837936"/>annex['title']<text:change-end text:change-id="ct65837936"/> (Point n°<text:change-start text:change-id="ct65155808"/>item.getItemNumber(<text:span text:style-name="T7">relativeTo='meeting'</text:span>)<text:change-end text:change-id="ct65155808"/>, Annexe <text:change-start text:change-id="ct65330912"/>annex['number']<text:change-end text:change-id="ct65330912"/>/<text:change-start text:change-id="ct65547664"/><text:span text:style-name="T5">len(IAnnexable(item).getAnnexesToPrint())</text:span><text:change-end text:change-id="ct65547664"/>, page <text:change-start text:change-id="ct67900896"/>image['number']<text:change-end text:change-id="ct67900896"/>/<text:change-start text:change-id="ct67677536"/>annex['number_of_images']<text:change-end text:change-id="ct67677536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</text:span><text:span text:style-name="T10">17.94, 28</text:span><text:span text:style-name="T9">), </text:span><text:span text:style-name="T10">convertOptions=view.imageOrientation, format='image'</text:span><text:span text:style-name="T9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7</meta:editing-cycles>
    <meta:editing-duration>PT2H13M49S</meta:editing-duration>
    <meta:initial-creator>Gauthier Bastien</meta:initial-creator>
    <dc:date>2016-03-21T13:47:07.991465399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